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141cm" style:contextual-spacing="false" fo:text-align="center" style:justify-single-word="false"/>
    </style:style>
    <style:style style:name="P2" style:family="paragraph" style:parent-style-name="Standard">
      <style:paragraph-properties fo:margin-top="0cm" fo:margin-bottom="0.106cm" style:contextual-spacing="false" fo:text-align="center" style:justify-single-word="false"/>
    </style:style>
    <style:style style:name="P3" style:family="paragraph" style:parent-style-name="Standard">
      <style:paragraph-properties fo:margin-top="0cm" fo:margin-bottom="0.706cm" style:contextual-spacing="false" fo:text-align="center" style:justify-single-word="false" fo:padding-left="0cm" fo:padding-right="0cm" fo:padding-top="0cm" fo:padding-bottom="0.035cm" fo:border-left="none" fo:border-right="none" fo:border-top="none" fo:border-bottom="0.74pt solid #1a1a2e"/>
    </style:style>
    <style:style style:name="P4" style:family="paragraph" style:parent-style-name="Heading_20_2">
      <style:paragraph-properties fo:margin-top="0.564cm" fo:margin-bottom="0.282cm" style:contextual-spacing="false"/>
    </style:style>
    <style:style style:name="P5" style:family="paragraph" style:parent-style-name="Standard">
      <style:paragraph-properties fo:margin-top="0.141cm" fo:margin-bottom="0.212cm" style:contextual-spacing="false"/>
    </style:style>
    <style:style style:name="P6" style:family="paragraph" style:parent-style-name="Standard">
      <style:paragraph-properties fo:margin-left="1.27cm" fo:margin-top="0.141cm" fo:margin-bottom="0.212cm" style:contextual-spacing="false"/>
    </style:style>
    <style:style style:name="P7" style:family="paragraph" style:parent-style-name="Standard">
      <style:paragraph-properties fo:margin-left="1.27cm" fo:margin-top="0.141cm" fo:margin-bottom="0.353cm" style:contextual-spacing="false"/>
    </style:style>
    <style:style style:name="P8" style:family="paragraph" style:parent-style-name="Standard">
      <style:paragraph-properties fo:margin-top="1.058cm" fo:margin-bottom="0.212cm" style:contextual-spacing="false" fo:text-align="center" style:justify-single-word="false" fo:padding-left="0cm" fo:padding-right="0cm" fo:padding-top="0.035cm" fo:padding-bottom="0cm" fo:border-left="none" fo:border-right="none" fo:border-top="0.51pt solid #aaaaaa" fo:border-bottom="none"/>
    </style:style>
    <style:style style:name="T1" style:family="text">
      <style:text-properties fo:color="#1a1a2e" loext:opacity="100%" style:font-name="Arial" fo:font-size="18pt" fo:font-weight="bold" style:font-name-asian="Arial2" style:font-size-asian="18pt" style:font-weight-asian="bold" style:font-name-complex="Arial2" style:font-size-complex="18pt" style:font-weight-complex="bold"/>
    </style:style>
    <style:style style:name="T2" style:family="text">
      <style:text-properties fo:color="#555555" loext:opacity="100%" style:font-name="Arial" fo:font-size="12pt" fo:font-weight="bold" style:font-name-asian="Arial2" style:font-size-asian="12pt" style:font-weight-asian="bold" style:font-name-complex="Arial2" style:font-size-complex="12pt" style:font-weight-complex="bold"/>
    </style:style>
    <style:style style:name="T3" style:family="text">
      <style:text-properties fo:color="#777777" loext:opacity="100%" style:font-name="Arial" fo:font-size="10pt" fo:font-style="italic" style:font-name-asian="Arial2" style:font-size-asian="10pt" style:font-style-asian="italic" style:font-name-complex="Arial2" style:font-size-complex="10pt" style:font-style-complex="italic"/>
    </style:style>
    <style:style style:name="T4" style:family="text">
      <style:text-properties style:font-name="Arial" fo:font-size="13pt" fo:font-weight="bold" style:font-name-asian="Arial2" style:font-size-asian="13pt" style:font-weight-asian="bold" style:font-name-complex="Arial2" style:font-size-complex="13pt" style:font-weight-complex="bold"/>
    </style:style>
    <style:style style:name="T5" style:family="text">
      <style:text-properties style:font-name="Arial" fo:font-size="11pt" style:font-name-asian="Arial2" style:font-size-asian="11pt" style:font-name-complex="Arial2" style:font-size-complex="11pt"/>
    </style:style>
    <style:style style:name="T6" style:family="text">
      <style:text-properties fo:color="#888888" loext:opacity="100%" style:font-name="Arial" fo:font-size="9pt" fo:font-style="italic" style:font-name-asian="Arial2" style:font-size-asian="9pt" style:font-style-asian="italic" style:font-name-complex="Arial2" style:font-size-complex="9pt" style:font-style-complex="italic"/>
    </style:style>
    <style:style style:name="T7" style:family="text">
      <style:text-properties fo:color="#888888" loext:opacity="100%" style:font-name="Arial" fo:font-size="9pt" fo:font-style="italic" officeooo:rsid="000ade8d" style:font-name-asian="Arial2" style:font-size-asian="9pt" style:font-style-asian="italic" style:font-name-complex="Arial2" style:font-size-complex="9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PRIETARY LICENSE AGREEMENT</text:span></text:p>
      <text:p text:style-name="P2"><text:span text:style-name="T2">All Rights Reserved</text:span></text:p>
      <text:p text:style-name="P3"><text:span text:style-name="T3">Copyright © 2026 — All content, products, and materials are the exclusive property of their owner.</text:span></text:p>
      <text:p text:style-name="P4"><text:span text:style-name="T4">1. Preamble</text:span></text:p>
      <text:p text:style-name="P5"><text:span text:style-name="T5">This Proprietary License Agreement ("Agreement") governs the access and use of all products, files, content, tools, scripts, bots, designs, media, and any other materials (collectively, "the Products") made available by the owner ("the Owner") exclusively through their official Discord server and/or official website. By accessing, downloading, using, or viewing the Products in any way, you agree to be fully bound by the terms of this Agreement.</text:span></text:p>
      <text:p text:style-name="P4"><text:span text:style-name="T4">2. Ownership &amp; Intellectual Property</text:span></text:p>
      <text:p text:style-name="P5"><text:span text:style-name="T5">All Products are the sole and exclusive property of the Owner. No rights, licenses, or interests of any kind are transferred to any party through access or use. The Owner retains full and absolute ownership of all intellectual property rights, including but not limited to copyrights, trademarks, trade secrets, and any derivative works, at all times.</text:span></text:p>
      <text:p text:style-name="P4"><text:span text:style-name="T4">3. Permitted Use</text:span></text:p>
      <text:p text:style-name="P5"><text:span text:style-name="T5">Subject to full compliance with this Agreement, you are granted a limited, non-exclusive, non-transferable, revocable right to:</text:span></text:p>
      <text:p text:style-name="P6"><text:span text:style-name="T5">(a) <text:s/>Use the Products within your own Roblox games, experiences, or projects, whether free or paid, provided that the Product files themselves are not made publicly accessible, downloadable, or extractable outside of the Roblox platform environment.</text:span></text:p>
      <text:p text:style-name="P7"><text:span text:style-name="T5">(b) <text:s/>Reference or credit the Products in your Roblox project descriptions, provided you clearly attribute ownership to the Owner and include a link to the Owner's official Discord server or website.</text:span></text:p>
      <text:p text:style-name="P5"><text:span text:style-name="T5">This permission applies strictly to personal, in-game usage within Roblox. It does NOT grant any right to distribute, share, or make the Product files available to other users in any form.</text:span></text:p>
      <text:p text:style-name="P4"><text:span text:style-name="T4">4. Strictly Prohibited Activities</text:span></text:p>
      <text:p text:style-name="P5"><text:span text:style-name="T5">The following actions are expressly and strictly PROHIBITED without prior written consent from the Owner:</text:span></text:p>
      <text:p text:style-name="P6"><text:span text:style-name="T5">(a) <text:s/>Redistribution — Sharing, distributing, uploading, or transmitting any Product file, in whole or in part, to any third party, platform, server, or channel not operated by the Owner.</text:span></text:p>
      <text:p text:style-name="P6"><text:span text:style-name="T5">(b) <text:s/>Resale &amp; Monetization of the Product itself — Selling, renting, leasing, licensing, or otherwise monetizing the Product files directly. Note: using the Product within a Roblox game that generates revenue is permitted under Section 3.</text:span></text:p>
      <text:p text:style-name="P6"><text:span text:style-name="T5">(c) <text:s/>Republication — Reposting, mirroring, archiving, or reproducing any Product on any external website, forum, social media platform, file-sharing service, Discord server, or any other medium not owned and operated by the Owner.</text:span></text:p>
      <text:p text:style-name="P6"><text:span text:style-name="T5">(d) <text:s/>File Sharing within Roblox — Making the Product files downloadable, extractable, or accessible to other Roblox users or developers through any means, including but not limited to free models, toolbox uploads, or team create sharing.</text:span></text:p>
      <text:p text:style-name="P6"><text:soft-page-break/><text:span text:style-name="T5">(e) <text:s/>Modification &amp; Derivative Works — Altering, adapting, translating, reverse engineering, decompiling, disassembling, or creating derivative works based on any Product, except as strictly necessary for integration into your own Roblox project.</text:span></text:p>
      <text:p text:style-name="P6"><text:span text:style-name="T5">(f) <text:s/>Unauthorized Claiming — Presenting any Product as your own work, removing attribution, or misrepresenting ownership or origin.</text:span></text:p>
      <text:p text:style-name="P4"><text:span text:style-name="T4">5. Authorized Distribution Channels</text:span></text:p>
      <text:p text:style-name="P5"><text:span text:style-name="T5">The Products are made available exclusively through the Owner's official Discord server and official website. These are the ONLY authorized channels for access and distribution of the Product files. Any copy of a Product obtained through any other channel is considered unauthorized and in violation of this Agreement.</text:span></text:p>
      <text:p text:style-name="P4"><text:span text:style-name="T4">6. Enforcement &amp; Remedies</text:span></text:p>
      <text:p text:style-name="P5"><text:span text:style-name="T5">Any violation of this Agreement may result in immediate revocation of access to all Products, removal from the Owner's Discord server and website, and legal action to the fullest extent permitted by applicable law, including claims for copyright infringement, damages, and injunctive relief. The Owner reserves the right to pursue any and all available legal remedies without prior notice.</text:span></text:p>
      <text:p text:style-name="P4"><text:span text:style-name="T4">7. Disclaimer of Warranties</text:span></text:p>
      <text:p text:style-name="P5"><text:span text:style-name="T5">THE PRODUCTS ARE PROVIDED "AS IS" WITHOUT WARRANTY OF ANY KIND, EXPRESS OR IMPLIED. THE OWNER MAKES NO REPRESENTATIONS OR WARRANTIES REGARDING FITNESS FOR A PARTICULAR PURPOSE, ACCURACY, OR RELIABILITY. USE OF THE PRODUCTS IS ENTIRELY AT YOUR OWN RISK.</text:span></text:p>
      <text:p text:style-name="P4"><text:span text:style-name="T4">8. Governing Law</text:span></text:p>
      <text:p text:style-name="P5"><text:span text:style-name="T5">This Agreement shall be governed by and construed in accordance with applicable intellectual property law. The Owner reserves the right to enforce this Agreement in any jurisdiction where a violation occurs.</text:span></text:p>
      <text:p text:style-name="P4"><text:span text:style-name="T4">9. Acceptance</text:span></text:p>
      <text:p text:style-name="P5"><text:span text:style-name="T5">By accessing, downloading, or using any of the Products, you acknowledge that you have read, understood, and agree to be bound by all the terms and conditions set forth in this Agreement. If you do not agree to these terms, you must immediately cease all use and delete any copies of the Products in your possession.</text:span></text:p>
      <text:p text:style-name="P8"><text:span text:style-name="T6">© 2026 </text:span><text:span text:style-name="T7">Refined Resources.</text:span><text:span text:style-name="T6"> — All Rights Reserved. Unauthorized redistribution is strictly prohibit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class="chapter">
      <style:text-properties fo:color="#2e74b5" loext:opacity="100%" fo:font-size="16pt" style:font-size-asian="16pt" style:font-size-complex="16pt"/>
    </style:style>
    <style:style style:name="Heading_20_2" style:display-name="Heading 2" style:family="paragraph" style:parent-style-name="Heading" style:class="chapter">
      <style:paragraph-properties fo:margin-top="0.564cm" fo:margin-bottom="0.282cm" style:contextual-spacing="false"/>
      <style:text-properties fo:color="#1a1a2e" loext:opacity="100%"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3-17T13:45:10.965000000</meta:creation-date>
    <dc:date>2026-03-17T14:49:25.645508700</dc:date>
    <meta:editing-duration>PT2M46S</meta:editing-duration>
    <meta:document-statistic meta:table-count="0" meta:image-count="0" meta:object-count="0" meta:page-count="2" meta:paragraph-count="31" meta:word-count="728" meta:character-count="4874" meta:non-whitespace-character-count="4161"/>
    <meta:generator>LibreOffice/25.8.5.2$Windows_X86_64 LibreOffice_project/9c8b85f387cc00a89945a79c9e6239f32e450ac2</meta:generator>
  </office:meta>
</office:document-meta>
</file>